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154in"/>
    </style:style>
    <style:style style:name="co3" style:family="table-column">
      <style:table-column-properties fo:break-before="auto" style:column-width="0.968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1" table:number-columns-repeated="102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Topic</text:p>
          </table:table-cell>
          <table:table-cell table:style-name="ce1" office:value-type="string">
            <text:p>Presented By</text:p>
          </table:table-cell>
          <table:table-cell table:style-name="ce4" table:number-columns-repeated="1021"/>
        </table:table-row>
        <table:table-row table:style-name="ro2">
          <table:table-cell office:value-type="date" office:date-value="2015-01-15">
            <text:p>15-01-2015</text:p>
          </table:table-cell>
          <table:table-cell office:value-type="string">
            <text:p>Guess The Legends</text:p>
          </table:table-cell>
          <table:table-cell office:value-type="string">
            <text:p>Paresh</text:p>
          </table:table-cell>
          <table:table-cell table:number-columns-repeated="1021"/>
        </table:table-row>
        <table:table-row table:style-name="ro2">
          <table:table-cell office:value-type="date" office:date-value="2015-01-22">
            <text:p>22-01-2015</text:p>
          </table:table-cell>
          <table:table-cell office:value-type="string">
            <text:p>Constitution of India</text:p>
          </table:table-cell>
          <table:table-cell office:value-type="string">
            <text:p>Appa</text:p>
          </table:table-cell>
          <table:table-cell table:number-columns-repeated="1021"/>
        </table:table-row>
        <table:table-row table:style-name="ro2">
          <table:table-cell office:value-type="date" office:date-value="2015-01-29">
            <text:p>29-01-2015</text:p>
          </table:table-cell>
          <table:table-cell office:value-type="string">
            <text:p>Wonders of World</text:p>
          </table:table-cell>
          <table:table-cell office:value-type="string">
            <text:p>Paresh</text:p>
          </table:table-cell>
          <table:table-cell table:number-columns-repeated="1021"/>
        </table:table-row>
        <table:table-row table:style-name="ro2">
          <table:table-cell office:value-type="date" office:date-value="2015-05-02">
            <text:p>02-05-2015</text:p>
          </table:table-cell>
          <table:table-cell office:value-type="string">
            <text:p>Information about Timezone</text:p>
          </table:table-cell>
          <table:table-cell office:value-type="string">
            <text:p>Niraj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8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17:34:16</meta:creation-date>
    <meta:generator>LibreOffice/4.0.4.2$Linux_X86_64 LibreOffice_project/400m0$Build-2</meta:generator>
    <dc:date>2015-02-05T17:40:20</dc:date>
    <meta:editing-duration>PT4M19S</meta:editing-duration>
    <meta:editing-cycles>3</meta:editing-cycles>
    <meta:document-statistic meta:table-count="1" meta:cell-count="15" meta:object-count="0"/>
  </office:meta>
</office:document-meta>
</file>